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useoSansRounded" svg:font-family="MuseoSansRounded, apple-system, BlinkMacSystemFont, 'Segoe UI', Roboto, Helvetica, Arial, sans-serif, 'Apple Color Emoji', 'Segoe UI Emoji', 'Segoe UI Symbol'"/>
    <style:font-face style:name="SFMono-Regular" svg:font-family="SFMono-Regular, Menlo, Monaco, Consolas, 'Liberation Mono', 'Courier New'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acstArt" svg:font-family="KacstArt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Khmer OS" fo:font-size="13pt" fo:letter-spacing="normal" fo:font-style="normal" fo:font-weight="normal" officeooo:paragraph-rsid="000e8c18" style:font-size-asian="13pt" style:font-size-complex="13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Khmer OS" fo:font-size="13pt" fo:letter-spacing="normal" fo:font-style="normal" fo:font-weight="normal" officeooo:rsid="001215af" officeooo:paragraph-rsid="001215af" style:font-size-asian="13pt" style:font-size-complex="13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Khmer OS" fo:font-size="13pt" fo:letter-spacing="normal" fo:font-style="normal" fo:font-weight="normal" officeooo:rsid="0011578e" officeooo:paragraph-rsid="0011578e" style:font-size-asian="13pt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Khmer OS" fo:font-size="15pt" fo:letter-spacing="normal" fo:font-style="normal" fo:font-weight="normal" officeooo:paragraph-rsid="000fd4a3" style:font-size-asian="15pt" style:font-size-complex="15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officeooo:paragraph-rsid="001882d5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5pt" officeooo:paragraph-rsid="000d9b9f" style:font-size-asian="15pt" style:font-size-complex="15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5pt" officeooo:paragraph-rsid="00112c89" style:font-size-asian="15pt" style:font-size-complex="15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5pt" officeooo:paragraph-rsid="0011578e" style:font-size-asian="15pt" style:font-size-complex="15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5pt" officeooo:paragraph-rsid="001215af" style:font-size-asian="15pt" style:font-size-complex="15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5pt" officeooo:paragraph-rsid="001b159a" style:font-size-asian="15pt" style:font-size-complex="15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officeooo:paragraph-rsid="00112c89" style:font-size-asian="13pt" style:font-size-complex="13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officeooo:paragraph-rsid="001215af" style:font-size-asian="13pt" style:font-size-complex="13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officeooo:paragraph-rsid="0011578e" style:font-size-asian="13pt" style:font-size-complex="13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officeooo:paragraph-rsid="001882d5" style:font-size-asian="13pt" style:font-size-complex="13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officeooo:rsid="0011578e" officeooo:paragraph-rsid="001215af" style:font-size-asian="13pt" style:font-size-complex="13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fo:font-weight="normal" officeooo:rsid="001fbda5" officeooo:paragraph-rsid="0016a9d7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1c1c1c" style:font-name="Khmer OS" fo:font-size="13pt" officeooo:paragraph-rsid="001215af" style:font-size-asian="13pt" style:font-size-complex="13pt"/>
    </style:style>
    <style:style style:name="T1" style:family="text">
      <style:text-properties fo:font-variant="normal" fo:text-transform="none" style:font-name="Khmer OS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style:font-name="Khmer OS" fo:font-size="13pt" fo:letter-spacing="normal" fo:font-style="normal" fo:font-weight="normal" officeooo:rsid="001882d5" style:font-size-asian="13pt" style:font-size-complex="13pt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6a9d7"/>
    </style:style>
    <style:style style:name="T6" style:family="text">
      <style:text-properties fo:font-variant="normal" fo:text-transform="none" fo:letter-spacing="normal" fo:font-style="normal" fo:font-weight="normal" officeooo:rsid="000fd4a3"/>
    </style:style>
    <style:style style:name="T7" style:family="text">
      <style:text-properties fo:font-variant="normal" fo:text-transform="none" fo:letter-spacing="normal" fo:font-style="normal" fo:font-weight="normal" officeooo:rsid="000fd4a3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1215af"/>
    </style:style>
    <style:style style:name="T9" style:family="text">
      <style:text-properties fo:font-variant="normal" fo:text-transform="none" fo:letter-spacing="normal" fo:font-style="normal" fo:font-weight="normal" officeooo:rsid="0011578e"/>
    </style:style>
    <style:style style:name="T10" style:family="text">
      <style:text-properties fo:font-variant="normal" fo:text-transform="none" fo:letter-spacing="normal" fo:font-style="normal" fo:font-weight="normal" officeooo:rsid="001b159a"/>
    </style:style>
    <style:style style:name="T11" style:family="text">
      <style:text-properties fo:font-variant="normal" fo:text-transform="none" fo:letter-spacing="normal" fo:font-style="normal" fo:font-weight="bold" officeooo:rsid="000fd4a3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bold" officeooo:rsid="001372cd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1215af" style:font-weight-asian="bold" style:font-weight-complex="bold"/>
    </style:style>
    <style:style style:name="T14" style:family="text">
      <style:text-properties fo:font-variant="normal" fo:text-transform="none" style:text-position="super 58%" fo:letter-spacing="normal" fo:font-style="normal" fo:font-weight="normal" officeooo:rsid="0011578e"/>
    </style:style>
    <style:style style:name="T15" style:family="text">
      <style:text-properties fo:font-variant="normal" fo:text-transform="none" fo:color="#242729" style:font-name="Khmer OS" fo:font-size="13pt" fo:letter-spacing="normal" fo:font-style="normal" fo:font-weight="normal" style:font-size-asian="13pt" style:font-size-complex="13pt"/>
    </style:style>
    <style:style style:name="T16" style:family="text">
      <style:text-properties fo:font-variant="normal" fo:text-transform="none" fo:color="#242729" style:font-name="Khmer OS" fo:font-size="13pt" fo:letter-spacing="normal" fo:font-style="normal" fo:font-weight="normal" officeooo:rsid="001b159a" style:font-size-asian="13pt" style:font-size-complex="13pt"/>
    </style:style>
    <style:style style:name="T17" style:family="text">
      <style:text-properties fo:font-variant="normal" fo:text-transform="none" fo:color="#242729" style:font-name="Khmer OS" fo:font-size="13pt" fo:letter-spacing="normal" fo:font-style="normal" fo:font-weight="normal" fo:background-color="#eff0f1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242729" style:font-name="Khmer OS" fo:font-size="13pt" fo:letter-spacing="normal" fo:font-style="normal" fo:font-weight="normal" officeooo:rsid="001b159a" fo:background-color="#eff0f1" loext:char-shading-value="0" style:font-size-asian="13pt" style:font-size-complex="13pt" loext:padding="0cm" loext:border="none"/>
    </style:style>
    <style:style style:name="T19" style:family="text">
      <style:text-properties fo:font-variant="normal" fo:text-transform="none" style:font-name="Khmer OS" fo:letter-spacing="normal" fo:font-style="normal" fo:font-weight="normal" officeooo:rsid="001fbda5" style:font-weight-asian="normal" style:font-weight-complex="normal"/>
    </style:style>
    <style:style style:name="T20" style:family="text">
      <style:text-properties officeooo:rsid="0016a9d7"/>
    </style:style>
    <style:style style:name="T21" style:family="text">
      <style:text-properties officeooo:rsid="001882d5"/>
    </style:style>
    <style:style style:name="T22" style:family="text">
      <style:text-properties officeooo:rsid="001a5b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Q:T</text:span><text:span text:style-name="T4">ry multiple yields:</text:span></text:p>
      <text:p text:style-name="P1">2.6.5 :023 &gt; def try_multi</text:p>
      <text:p text:style-name="P1">2.6.5 :024?&gt; <text:s text:c="2"/>first='josh'</text:p>
      <text:p text:style-name="P1">2.6.5 :025?&gt; <text:s text:c="2"/>last='software'</text:p>
      <text:p text:style-name="P1">2.6.5 :026?&gt; <text:s text:c="2"/>yield(first,last)</text:p>
      <text:p text:style-name="P1">2.6.5 :027?&gt; <text:s text:c="2"/>yield(first,last)</text:p>
      <text:p text:style-name="P1">2.6.5 :028?&gt; <text:s text:c="2"/>yield(first,last)</text:p>
      <text:p text:style-name="P1">2.6.5 :031?&gt; <text:s text:c="2"/>end</text:p>
      <text:p text:style-name="P1"><text:s/>=&gt; :try_multi </text:p>
      <text:p text:style-name="P1">2.6.5 :032 &gt; try_multi do |first,last|</text:p>
      <text:p text:style-name="P1">2.6.5 :033 &gt; <text:s text:c="4"/>puts"Yield succussfully run in #{first}#{last}."</text:p>
      <text:p text:style-name="P1">2.6.5 :034?&gt; <text:s text:c="2"/>end</text:p>
      <text:p text:style-name="P1">Yield succussfully run in joshsoftware.</text:p>
      <text:p text:style-name="P1">Yield succussfully run in joshsoftware.</text:p>
      <text:p text:style-name="P1">Yield succussfully run in joshsoftware.</text:p>
      <text:p text:style-name="P1"><text:s/>=&gt; nil </text:p>
      <text:p text:style-name="P1">2.6.5 :064 &gt; def try_multi(a=10,b=20)</text:p>
      <text:p text:style-name="P1">2.6.5 :066?&gt; <text:s text:c="2"/>sum=yield(a,b)+yield(a,b)</text:p>
      <text:p text:style-name="P1">2.6.5 :067?&gt; <text:s text:c="2"/>yield(sum,a+b)</text:p>
      <text:p text:style-name="P1">2.6.5 :068?&gt; <text:s text:c="2"/>end</text:p>
      <text:p text:style-name="P1"><text:s/>=&gt; :try_multi </text:p>
      <text:p text:style-name="P1">2.6.5 :069 &gt; try_multi(20,20) do |a,b|</text:p>
      <text:p text:style-name="P1">2.6.5 :070 &gt; <text:s text:c="4"/>a+b</text:p>
      <text:p text:style-name="P1">2.6.5 :071?&gt; <text:s text:c="2"/>end</text:p>
      <text:p text:style-name="P1"><text:s/>=&gt; 120 </text:p>
      <text:p text:style-name="P1">2.6.5 :088 &gt; def try_multi(a=10,b=20)</text:p>
      <text:p text:style-name="P1">2.6.5 :089?&gt; <text:s text:c="2"/>yield(yield(a,b),a+b)</text:p>
      <text:p text:style-name="P1"><text:soft-page-break/>2.6.5 :090?&gt; <text:s text:c="2"/>end</text:p>
      <text:p text:style-name="P1"><text:s/>=&gt; :try_multi </text:p>
      <text:p text:style-name="P1">2.6.5 :091 &gt; try_multi(20,20) do |a,b|</text:p>
      <text:p text:style-name="P1">2.6.5 :092 &gt; <text:s text:c="4"/>a+b</text:p>
      <text:p text:style-name="P1">2.6.5 :093?&gt; <text:s text:c="2"/>end</text:p>
      <text:p text:style-name="P1"><text:s/>=&gt; 80 </text:p>
      <text:p text:style-name="P1">2.6.5 :100 &gt; def try_multi(a=10,b=20)</text:p>
      <text:p text:style-name="P1">2.6.5 :101?&gt; <text:s text:c="2"/>yield(yield(yield(a,b),b),a+b)</text:p>
      <text:p text:style-name="P1">2.6.5 :102?&gt; <text:s text:c="2"/>end</text:p>
      <text:p text:style-name="P1"><text:s/>=&gt; :try_multi </text:p>
      <text:p text:style-name="P1">2.6.5 :103 &gt; try_multi(20,20) do |a,b|</text:p>
      <text:p text:style-name="P1">2.6.5 :104 &gt; <text:s text:c="4"/>a+b</text:p>
      <text:p text:style-name="P1">2.6.5 :105?&gt; <text:s text:c="2"/>end</text:p>
      <text:p text:style-name="P1"><text:s/>=&gt; 100 </text:p>
      <text:p text:style-name="P1">2.6.5 :106 &gt; def try_multi(a=10,b=20)</text:p>
      <text:p text:style-name="P1">2.6.5 :107?&gt; <text:s text:c="2"/>yield(yield(yield(a,b),b),a+b)</text:p>
      <text:p text:style-name="P1">2.6.5 :108?&gt; <text:s text:c="2"/>end</text:p>
      <text:p text:style-name="P1"><text:s/>=&gt; :try_multi </text:p>
      <text:p text:style-name="P1">2.6.5 :109 &gt; try_multi(20) do |a,b|</text:p>
      <text:p text:style-name="P1">2.6.5 :110 &gt; <text:s text:c="4"/>a+b</text:p>
      <text:p text:style-name="P1">2.6.5 :111?&gt; <text:s text:c="2"/>end</text:p>
      <text:p text:style-name="P1"><text:s/>=&gt; 100 </text:p>
      <text:p text:style-name="P1"/>
      <text:p text:style-name="P4"><text:span text:style-name="T20">Q:</text:span>What happens if block is not passed to a function?</text:p>
      <text:p text:style-name="P11"><text:span text:style-name="T6">=: When we not pass block to the function then </text:span><text:span text:style-name="T11">“LocalJumperror (no </text:span><text:span text:style-name="T12">b</text:span><text:span text:style-name="T11">lock given (yield))” </text:span><text:span text:style-name="T7">occurs.</text:span><text:span text:style-name="T6"> </text:span></text:p>
      <text:p text:style-name="P7"><text:soft-page-break/><text:line-break/><text:span text:style-name="T20">Q:</text:span><text:span text:style-name="T4">How to check whether block is sent explicitly?</text:span></text:p>
      <text:p text:style-name="P14"><text:span text:style-name="T21">=:To check whether block is send explicitly so we have to use if block_given?</text:span></text:p>
      <text:p text:style-name="P10"><text:span text:style-name="T16">It </text:span><text:span text:style-name="T15">means that block which could be passed into the </text:span><text:span text:style-name="T16">method</text:span><text:span text:style-name="T15">, is evaluated </text:span><text:span text:style-name="T16">with yield operator</text:span><text:span text:style-name="T15">, in other words, </text:span><text:span text:style-name="T16">so we know that block is pass explicitly.</text:span></text:p>
      <text:p text:style-name="P10"><text:line-break/><text:span text:style-name="T20">Q:</text:span><text:span text:style-name="T4">How to pass a block implicitly?</text:span></text:p>
      <text:p text:style-name="P5"><text:span text:style-name="T2">=:</text:span><text:span text:style-name="T1">Implicit block passing works by calling the </text:span><text:span text:style-name="T2">yield </text:span><text:span text:style-name="T1">keyword in a method. The </text:span><text:span text:style-name="T2">yield </text:span><text:span text:style-name="T1">keyword is special. It finds and calls a passed block, so you don’t have to add the block to the list of arguments the method accepts.</text:span></text:p>
      <text:p text:style-name="P8"><text:line-break/><text:span text:style-name="T20">Q:</text:span><text:span text:style-name="T4">What are the different ways to call lambda?</text:span></text:p>
      <text:p text:style-name="P12"><text:span text:style-name="T8">=: Suppose lambda name </text:span><text:span text:style-name="T13">test</text:span></text:p>
      <text:p text:style-name="P2">1. test.call()</text:p>
      <text:p text:style-name="P2">2. test.()</text:p>
      <text:p text:style-name="P2">3. test[]</text:p>
      <text:p text:style-name="P2">4. test.==<text:span text:style-name="T22">=</text:span></text:p>
      <text:p text:style-name="P9"><text:line-break/><text:span text:style-name="T20">Q:</text:span><text:span text:style-name="T4">Find differences between lambda and proc.</text:span></text:p>
      <text:p text:style-name="P3">1.Proc doesn’t check parameters passed but lambda does.</text:p>
      <text:p text:style-name="P13"><text:span text:style-name="T9">In proc we define 2 parameter and pass only one after that it not give error untill block uses 2</text:span><text:span text:style-name="T14">nd</text:span><text:span text:style-name="T9"> parameter or if we pass three parameter then proc ignore 3</text:span><text:span text:style-name="T14">rd</text:span><text:span text:style-name="T9"> parameter.</text:span></text:p>
      <text:p text:style-name="P3">But lambda give us an error that is wrong number of arguments</text:p>
      <text:p text:style-name="P15">2.Proc returns from the calling methods, while Lambda doesn’t</text:p>
      <text:p text:style-name="P9"/>
      <text:p text:style-name="P9"><text:soft-page-break/><text:span text:style-name="T5">Q:</text:span><text:span text:style-name="T4">Why to use proc and lambda?</text:span></text:p>
      <text:p text:style-name="P12"><text:span text:style-name="T5"><text:tab/>Proc</text:span><text:span text:style-name="T4"> are blocks of code that have been bound to a set of local variables. Once bound, the code may be called in different contexts and still access those variables.</text:span></text:p>
      <text:p text:style-name="P16"><text:span text:style-name="T4">Lambda have their own cont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useoSansRounded" svg:font-family="MuseoSansRounded, apple-system, BlinkMacSystemFont, 'Segoe UI', Roboto, Helvetica, Arial, sans-serif, 'Apple Color Emoji', 'Segoe UI Emoji', 'Segoe UI Symbol'"/>
    <style:font-face style:name="SFMono-Regular" svg:font-family="SFMono-Regular, Menlo, Monaco, Consolas, 'Liberation Mono', 'Courier New'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acstArt" svg:font-family="KacstArt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12:11.390344581</meta:creation-date>
    <dc:date>2019-12-18T16:12:34.183667847</dc:date>
    <meta:editing-duration>PT18H55M38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4" meta:paragraph-count="70" meta:word-count="427" meta:character-count="2695" meta:non-whitespace-character-count="2252"/>
  </office:meta>
</office:document-meta>
</file>